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12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75cm" fo:min-width="2.92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cm" fo:min-width="1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4.75cm" fo:min-width="1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5cm" svg:height="1cm" svg:x="8.5cm" svg:y="1.5cm">
          <draw:text-box>
            <text:p><text:span text:style-name="T1">HOMEPAGE</text:span></text:p>
          </draw:text-box>
        </draw:frame>
        <draw:custom-shape draw:style-name="gr2" draw:text-style-name="P2" draw:layer="layout" svg:width="12.75cm" svg:height="2cm" svg:x="4.715cm" svg:y="5.707cm">
          <text:p text:style-name="P2">BANNER HEAD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9cm" svg:height="1.625cm" svg:x="16.5cm" svg:y="2.875cm">
          <text:p text:style-name="P2">US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2cm" svg:x="1.5cm" svg:y="2.75cm">
          <text:p text:style-name="P2">NAVBAR – HOM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7.5cm" svg:height="2.25cm" svg:x="2cm" svg:y="9.25cm">
          <text:p text:style-name="P2">SORT ARTICLES – DATE, COMMENTS NUMBER / VOTES/ CATEGORY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7.5cm" svg:height="15cm" svg:x="2cm" svg:y="13cm">
          <text:p text:style-name="P3">ALL ARTICLES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cm" svg:height="3.095cm" svg:x="16.5cm" svg:y="1.25cm">
          <draw:text-box>
            <text:p>CHANGE USE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5T10:33:09.619567669</meta:creation-date>
    <dc:date>2022-07-25T14:20:25.650059712</dc:date>
    <meta:editing-duration>PT10M48S</meta:editing-duration>
    <meta:editing-cycles>2</meta:editing-cycles>
    <meta:generator>LibreOffice/7.3.4.2$Linux_X86_64 LibreOffice_project/30$Build-2</meta:generator>
    <meta:document-statistic meta:object-count="7"/>
  </office:meta>
</office:document-meta>
</file>